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list-style-name="L1">
      <style:text-properties fo:font-weight="normal" style:font-weight-asian="normal" style:font-weight-complex="normal"/>
    </style:style>
    <style:style style:name="P4" style:family="paragraph" style:parent-style-name="Standard" style:list-style-name="L4">
      <style:text-properties fo:font-weight="normal" style:font-weight-asian="normal" style:font-weight-complex="normal"/>
    </style:style>
    <style:style style:name="P5" style:family="paragraph" style:parent-style-name="Standard" style:list-style-name="L1">
      <style:text-properties style:text-underline-style="solid" style:text-underline-width="auto" style:text-underline-color="font-color" fo:font-weight="normal" style:font-weight-asian="normal" style:font-weight-complex="normal"/>
    </style:style>
    <style:style style:name="P6" style:family="paragraph" style:parent-style-name="Standard">
      <style:text-properties fo:font-size="16pt" fo:font-weight="bold" style:font-size-asian="16pt" style:font-weight-asian="bold" style:font-size-complex="16pt" style:font-weight-complex="bold"/>
    </style:style>
    <style:style style:name="T1" style:family="text">
      <style:text-properties fo:language="en" fo:country="US"/>
    </style:style>
    <style:style style:name="T2" style:family="text">
      <style:text-properties fo:language="fr" fo:country="F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che : <text:span text:style-name="T1">Recherche d</text:span><text:span text:style-name="T2">'une formation post-DUT</text:span></text:p>
      <text:p text:style-name="Standard"/>
      <text:p text:style-name="Standard"/>
      <text:p text:style-name="Standard">Après le DUT, j'aimerais continuer mes études. Mon premier choix serait une école d'ingénieur en alternance, parmi celles-ci une m'intéresse tout particulièrement : l'<text:span text:style-name="T3">ETNA</text:span>.</text:p>
      <text:p text:style-name="Standard">Mon second choix se porterait sur une licence en informatique au Canada qui nous a été présentée à l'IUT, au campus de Chicoutimi de l'<text:span text:style-name="T4">Université du Québec : l'</text:span><text:span text:style-name="T3">UQAC</text:span><text:span text:style-name="T4">.</text:span></text:p>
      <text:p text:style-name="P2">Je vais donc présenter ces deux formations.</text:p>
      <text:p text:style-name="P2"/>
      <text:p text:style-name="P6">ETNA</text:p>
      <text:p text:style-name="P2"/>
      <text:p text:style-name="Standard"><text:span text:style-name="T4">L'ETNA (École des Technologies Numériques Appliquées</text:span> )<text:span text:style-name="T4">est une école d'ingénieur en alternance, du groupe IONIS (Epita, Epitech...) , c'est la seule école de ce type dans le groupe. </text:span></text:p>
      <text:list xml:id="list9048941993655663352" text:style-name="L1">
        <text:list-item>
          <text:p text:style-name="P3">Formation : Diplôme d'ingénieur en informatique en 3 ans. Recrutement à Bac +2. Niveau d'études à la sortie : Bac +5. Diplôme d'ingénieur officiellement reconnu par l'État.</text:p>
        </text:list-item>
        <text:list-item>
          <text:p text:style-name="P3">L'école forme des ingénieurs en informatique. 2 spécialisations proposées :</text:p>
          <text:list>
            <text:list-item>
              <text:p text:style-name="P5">Architecte logiciel, développeur d'applications<text:span text:style-name="T5"> : Les métiers visés sont : Architecte logiciel, Chef de projet, Développeur d'applications, Ingénieur d'application informatiques</text:span></text:p>
            </text:list-item>
            <text:list-item>
              <text:p text:style-name="P5">Architecte système réseaux et sécurité<text:span text:style-name="T5"> : Les métiers visés sont : Architecte réseau, Administrateur Système, Administrateur de bases de données, Chef de projet, responsable de sécurité, Consultant, Ingénieur d'études.</text:span></text:p>
            </text:list-item>
          </text:list>
          <text:p text:style-name="P3">J'opterais pour la première spécialisation, la deuxième étant trop axée réseaux pour moi.</text:p>
        </text:list-item>
        <text:list-item>
          <text:p text:style-name="P3">L'école étant en alternance, il faut trouver une entreprise, l'entrée dans la vie professionnelle est donc très rapide.</text:p>
        </text:list-item>
        <text:list-item>
          <text:p text:style-name="P3">L'ETNA se situe à Ivry-Sur-Seine. Je peux m'y rendre en 30 minutes en RER, je n'aurais donc pas besoin de logement étudiant.</text:p>
        </text:list-item>
        <text:list-item>
          <text:p text:style-name="P3">Le site de l'ETNA donne peu d'informations quant aux activités extra-scolaires.</text:p>
        </text:list-item>
        <text:list-item>
          <text:p text:style-name="P3">Il faut un diplôme Bac+2 type BTS, DUT, L2 informatique pour entrer dans l'ETNA, l'admission se fait sur dossier. La première année coûte 1600€, l'année 2 950€ et la dernière est gratuite.</text:p>
        </text:list-item>
        <text:list-item>
          <text:p text:style-name="P3">Pour intégrer l'école, il faut renvoyer un dossier de candidature à demander par internet, les dates ne sont néanmoins pas précisées.</text:p>
        </text:list-item>
      </text:list>
      <text:p text:style-name="P2"/>
      <text:p text:style-name="P2">L'entrée dans la vie professionnelle avec une telle école se ferait donc rapidement et simplement, la plupart des entreprises recrutant les étudiants apprentis après leur diplôme.</text:p>
      <text:p text:style-name="P2">C'est donc vers cette formation que je me tournerais, idéale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oft-page-break/>UQAC</text:p>
      <text:p text:style-name="P2"/>
      <text:p text:style-name="P2">L'UQAC est l'antenne de Chicoutimi de l'Université du Québec. Elle forme notamment ses étudiants à un baccalauréat (équivalent de la licence française au Canada) en informatique, c'est la formation qui m'intéresse.</text:p>
      <text:p text:style-name="P2"/>
      <text:list xml:id="list6642193065405427262" text:style-name="L4">
        <text:list-item>
          <text:p text:style-name="P4">L'université offre un diplôme du baccalauréat en informatique.</text:p>
        </text:list-item>
        <text:list-item>
          <text:p text:style-name="P4">Les matières proposées sont très nombreuses, il faut choisir en fonction de ses envies parmi les matières obligatoires et options proposées par la formation. Je me tournerais vers des matières de développement d'applications. Et de gestion de projet, pour pouvoir viser le métier de chef de projet après mes études.</text:p>
        </text:list-item>
        <text:list-item>
          <text:p text:style-name="P4">Après la formation, j'aurais aimé continuer en Master en informatique, mais l'entente France-Canada pour les étudiants a été rompu cette année, donc je ne sais pas si je pourrais me le permettre. Si je devais entrer dans la vie professionnelle, je chercherai une place de développeur.</text:p>
        </text:list-item>
        <text:list-item>
          <text:p text:style-name="P4">L'université se situe à Chicoutimi au Québec, les logements étudiants se trouvent à 5 minutes du campus.</text:p>
        </text:list-item>
        <text:list-item>
          <text:p text:style-name="P4">La formation offre de très nombreux avantages, tout d'abord le fait que l'université se trouve à l'étranger offre une certaine diversité, de très nombreuses activités culturelles (Découverte du Canada, grands espaces, voyages aux États-Unis...) et sportives (Ski, patinoire dans le campus...)</text:p>
        </text:list-item>
        <text:list-item>
          <text:p text:style-name="P4">Il faut rendre son dossier d'inscription avant Mars, le coût d'entrée pour les étudiants français est de + de 2000€, mais il faut compter plus de 10 000€ pour la vie là bas (logement, nourriture...)</text:p>
        </text:list-item>
        <text:list-item>
          <text:p text:style-name="P4">Pour être admis, il faut effectuer de très nombreuses démarches, car le Canada ne trouve pas en Union Européenne, il y a donc de lourds dossiers malgré les ententes Franco-Québécoises.</text:p>
        </text:list-item>
      </text:list>
      <text:p text:style-name="P2"/>
      <text:p text:style-name="P2">L'opportunité de partir étudier à l'étranger est très intéressante, je pense que cela peut être extrêmement enrichissant même si la formation ne colle pas parfaitement avec mes exigenc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ik Zouhiri</meta:initial-creator>
    <meta:creation-date>2014-12-11T08:10:31.33</meta:creation-date>
    <dc:date>2015-01-08T09:54:29.40</dc:date>
    <dc:creator>Malik Zouhiri</dc:creator>
    <meta:editing-duration>PT4H45M11S</meta:editing-duration>
    <meta:editing-cycles>6</meta:editing-cycles>
    <meta:generator>OpenOffice/4.1.0$Win32 OpenOffice.org_project/410m18$Build-9764</meta:generator>
    <meta:document-statistic meta:table-count="0" meta:image-count="0" meta:object-count="0" meta:page-count="2" meta:paragraph-count="28" meta:word-count="638" meta:character-count="4085"/>
  </office:meta>
</office:document-meta>
</file>